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iebe SchülerInnen,</text:p>
      <text:p text:style-name="Text_20_body">ich hoffe ihr seid gut ins neue Jahr gerutscht und ich wünsche euch noch alles Gute für das neue Jahr , vor allem Gesundheit.</text:p>
      <text:p text:style-name="Text_20_body">Da noch keiner weiß, wie es in den nächsten Wochen  in der Schule weitergeht, besonders bei euch in der 11.Jahrgangsstufe, muss ich verschiedene Varainten planen. Also lest euch den folgenden Text genau durch. Vielleicht verabschiedet die Politik heute oder morgen Maßnahmen, nach denen man sich richten kann. </text:p>
      <text:p text:style-name="Text_20_body">Da eine Zusammenarbeit der Gruppen zur Gestaltung der Titelseite im Distanzlernen schwierig ist, werden wir diese Arbeit erst im Unterricht fortsetzen, falls es in der nächsten Woche möglich ist.</text:p>
      <text:p text:style-name="Text_20_body"> Hier sind die Arbeitsaufträge für diese Woche.</text:p>
      <text:p text:style-name="Text_20_body"><text:span text:style-name="Strong_20_Emphasis"><text:span text:style-name="T1">1.Aufgabe:</text:span></text:span> Löst die folgenden LB-Aufgaben entsprechend des Schwerpunktes von eurer Gruppenarbeit. (s.Dateien) Nutzt dabei auch eure angefertigten Aufzeichnungen vom 09.12.20. ( Cloud-Aufgaben)<text:span text:style-name="Strong_20_Emphasis"><text:span text:style-name="T1">Ihr arbeitet unabhängig voneinander, also jeder Schüler schickt mir schriftlich stichpunktartig seine separate Lösung.</text:span></text:span></text:p>
      <text:p text:style-name="Text_20_body"><text:span text:style-name="Strong_20_Emphasis">Termin: Abgabe bis Donnerstag,07.01.21, 15 Uhr (s.Bearbeitungszeitraum)</text:span></text:p>
      <text:p text:style-name="Text_20_body"><text:span text:style-name="T1"> </text:span><text:span text:style-name="T3">Gruppe1: Weltwirtschaftskrise: </text:span><text:span text:style-name="T2"> Carl, Steven, Elias, Victoria, Johannes</text:span></text:p>
      <text:p text:style-name="Text_20_body">Literatur: LB S.36-39; Aufgaben 1,2,4 S.37 + Aufgaben 1-3 S.39 beantworten</text:p>
      <text:p text:style-name="P1"><text:span text:style-name="T1">Gruppe2: Präsidialkabinette:</text:span> Danylo, Levinia, Hermine, Finn, Sansao</text:p>
      <text:p text:style-name="Text_20_body">Literatur: LB S. 40-43 (Übersicht S.13); Aufgaben 1-3 S.41 + Aufgaben 1,4 S.43 beantworten</text:p>
      <text:p text:style-name="Text_20_body"><text:span text:style-name="T1">Gruppe 3: </text:span><text:span text:style-name="T3">Aufstieg der NSDAP Machtergreifung oder Machtübernahme 30.01.1933 ? </text:span></text:p>
      <text:p text:style-name="P1">Maciej, Michelle, Marie, Luka, Moritz</text:p>
      <text:p text:style-name="Text_20_body">Literatur: LB S.40-43: Aufgaben 4 Plakat Q2 oder Q3 oder Q4) und 5 S.41 + Aufgaben 2, 5-7 S.43 beantworten</text:p>
      <text:p text:style-name="Text_20_body"><text:span text:style-name="T1">Gruppe 4: </text:span><text:span text:style-name="T3">Ursachen für den Untergang der WR</text:span><text:span text:style-name="T2"> : Ian, Magnus, Paul, Monice, Henrike</text:span></text:p>
      <text:p text:style-name="Text_20_body">Literatur: LB S.44-45: Aufgaben 1-3 S.45 beantworten (Aufgabe 1, Teil der gegenseitigen Vorstellung fällt weg)</text:p>
      <text:p text:style-name="Text_20_body"><text:span text:style-name="Strong_20_Emphasis"><text:span text:style-name="T1">2.Hinweise:</text:span></text:span></text:p>
      <text:list xml:id="list2161217777" text:style-name="L1">
        <text:list-item>
          <text:p text:style-name="P3">Sollte in der nächsten Woche für euch immer noch Distanzlernen sein, dann führen wir eine <text:span text:style-name="T1">Videokonferenz  in der Unterrichtszeit durch.</text:span></text:p>
        </text:list-item>
        <text:list-item>
          <text:p text:style-name="P3">Dann werde ich den Gruppen Fragen zu ihren Abschnitten stellen und wir werden gemeinsam den 3.Abschnitt  der WR auf der Grundlage eurer Unterlagen auswerten.</text:p>
        </text:list-item>
        <text:list-item>
          <text:p text:style-name="P3">Dazu werde  ich noch in der nächsten Woche vorher Hinweise in die Cloud schreiben.</text:p>
        </text:list-item>
        <text:list-item>
          <text:p text:style-name="P3"><text:soft-page-break/>Die Gruppe, die noch den Vortrag zum Thema "Goldene Zwanziger" offen hat, wird innerhalb dieser Konferenz den Vortrag halten. Stellt euch darauf ein. Sonst wird dieser Vortrag zunächst im Unterricht gehalten, wenn Unterricht möglich ist.</text:p>
        </text:list-item>
        <text:list-item>
          <text:p text:style-name="P3">Bringt alle Unterlagen und Materialien für die Titelseite dann mit, damit ihr die Unterrichtszeit nach dem Vortrag nutzen könnt.</text:p>
        </text:list-item>
        <text:list-item>
          <text:p text:style-name="P2">Sollte die Klausur am Dienstag, 12.01.21, stattfinden, werde ich den Klausurschreibern noch eine Übungsklausur in der Cloud zur Verfügung stellen.</text:p>
        </text:list-item>
      </text:list>
      <text:p text:style-name="Text_20_body">Viele Grüße</text:p>
      <text:p text:style-name="Text_20_body">P.Kretzschm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1-07T13:12:08.486000000</dc:date>
    <meta:editing-duration>PT6S</meta:editing-duration>
    <meta:editing-cycles>1</meta:editing-cycles>
    <meta:document-statistic meta:table-count="0" meta:image-count="0" meta:object-count="0" meta:page-count="2" meta:paragraph-count="25" meta:word-count="396" meta:character-count="2717" meta:non-whitespace-character-count="2343"/>
  </office:meta>
</office:document-meta>
</file>